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8091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5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6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 table:style-name="ce5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K43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4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ce3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72" office:value-type="string" calcext:value-type="string">
            <text:p>choice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wrap_m_fa</text:p>
          </table:table-cell>
          <table:table-cell table:style-name="ce39" office:value-type="string" calcext:value-type="string">
            <text:p>wrap_n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number-columns-repeated="3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 table:number-columns-repeated="16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3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2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string" calcext:value-type="string">
            <text:p>T</text:p>
          </table:table-cell>
          <table:table-cell table:style-name="ce37" table:number-columns-repeated="2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3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11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fail</text:span>||</text:p>
          </table:table-cell>
          <table:table-cell table:style-name="ce75" office:value-type="string" calcext:value-type="string">
            <text:p><text:span text:style-name="T1">||  |  |fail</text:span>||</text:p>
          </table:table-cell>
          <table:table-cell table:style-name="ce38"/>
          <table:table-cell table:number-columns-repeated="16000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fail</text:span>||</text:p>
          </table:table-cell>
          <table:table-cell table:style-name="ce75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67"/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amp</text:span>||</text:p>
          </table:table-cell>
          <table:table-cell table:style-name="ce75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redl</text:span>||</text:p>
          </table:table-cell>
          <table:table-cell table:style-name="ce75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amp</text:span>||</text:p>
          </table:table-cell>
          <table:table-cell table:style-name="ce75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67"/>
          <table:table-cell table:style-name="ce37" table:number-columns-repeated="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fail</text:span>||</text:p>
          </table:table-cell>
          <table:table-cell table:style-name="ce75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8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amp</text:span>||</text:p>
          </table:table-cell>
          <table:table-cell table:style-name="ce75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/>
          <table:table-cell table:style-name="ce67"/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fail</text:span>||</text:p>
          </table:table-cell>
          <table:table-cell table:style-name="ce75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diff</text:span>||</text:p>
          </table:table-cell>
          <table:table-cell table:style-name="ce75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22"/>
          <table:table-cell table:number-columns-repeated="2" table:style-name="ce37" office:value-type="string" calcext:value-type="string">
            <text:p>nc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diff</text:span>||</text:p>
          </table:table-cell>
          <table:table-cell table:style-name="ce75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22"/>
          <table:table-cell table:number-columns-repeated="2" table:style-name="ce37" office:value-type="string" calcext:value-type="string">
            <text:p>nc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/>
          <table:table-cell table:style-name="ce75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22"/>
          <table:table-cell table:number-columns-repeated="2" table:style-name="ce37" office:value-type="string" calcext:value-type="string">
            <text:p>nc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table:number-columns-repeated="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/>
          <table:table-cell table:style-name="ce76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fail</text:span>||</text:p>
          </table:table-cell>
          <table:table-cell table:style-name="ce76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/>
          <table:table-cell table:style-name="ce76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8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 office:value-type="string" calcext:value-type="string">
            <text:p><text:span text:style-name="T1">||  |  |*amp</text:span>||</text:p>
          </table:table-cell>
          <table:table-cell table:style-name="ce76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/>
          <table:table-cell table:style-name="Default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9"/>
          <table:table-cell table:style-name="ce37" office:value-type="string" calcext:value-type="string">
            <text:p>F</text:p>
          </table:table-cell>
          <table:table-cell table:style-name="ce37"/>
          <table:table-cell table:style-name="ce73"/>
          <table:table-cell table:style-name="ce74" office:value-type="string" calcext:value-type="string">
            <text:p>-- &gt;Exit</text:p>
          </table:table-cell>
          <table:table-cell table:style-name="ce73" table:number-columns-repeated="2"/>
          <table:table-cell table:style-name="ce75"/>
          <table:table-cell table:style-name="ce76"/>
          <table:table-cell table:style-name="ce38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3"/>
          <table:table-cell table:style-name="ce74"/>
          <table:table-cell table:style-name="ce73" table:number-columns-repeated="2"/>
          <table:table-cell table:style-name="ce75"/>
          <table:table-cell table:style-name="ce76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3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8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7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e_wrap</text:p>
          </table:table-cell>
          <table:table-cell table:style-name="ce37" table:number-columns-repeated="17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3"/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6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2T12:57:50.856000000</dc:date>
    <meta:editing-duration>P2DT10H13M29S</meta:editing-duration>
    <meta:editing-cycles>132</meta:editing-cycles>
    <meta:generator>LibreOffice/7.5.1.2$Windows_X86_64 LibreOffice_project/fcbaee479e84c6cd81291587d2ee68cba099e129</meta:generator>
    <meta:document-statistic meta:table-count="5" meta:cell-count="673" meta:object-count="0"/>
  </office:meta>
</office:document-meta>
</file>